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12.691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01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1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12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9-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Llloc</text:p>
          </table:table-cell>
          <table:table-cell table:style-name="ce1" office:value-type="string" calcext:value-type="string">
            <text:p>Prestatge</text:p>
          </table:table-cell>
          <table:table-cell table:style-name="ce1" office:value-type="string" calcext:value-type="string">
            <text:p>Descripció</text:p>
          </table:table-cell>
          <table:table-cell table:style-name="ce1" office:value-type="string" calcext:value-type="string">
            <text:p>Ut.</text:p>
          </table:table-cell>
          <table:table-cell table:style-name="ce1" office:value-type="string" calcext:value-type="string">
            <text:p>Imatg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Encenedors (mecheros)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Bol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Llapiso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Vàlvulas obús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Obusos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Tapes vàlvules obú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Eina per treure obuso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07.pdf" xlink:type="simple">if_007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Varetes soldadura forta 500 g, 0,2 mm, L-Ag5P, paquete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Manguitos Cu1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Llaves candado Lince taquilla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Repuestos para cortadora plasma Solter 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Hojas sierra arco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Peu de rei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Paper borrador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arraca fr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6.pdf" xlink:type="simple">if_01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Reducció H 20 mm M 11 m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Reducció H 17 mm M 11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ace H 19 mm a manguera 14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ace H 12mm M 11 m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Enllaç amb vàlvula 11 m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T M-M-H 11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inta carrocer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Pilas 9 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24.pdf" xlink:type="simple">if_024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Joc broques metall 1 a 10 m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25.pdf" xlink:type="simple">if_025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Polímetr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26.pdf" xlink:type="simple">if_02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Equip recuperació Super Ego SEGO RECV R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27_1.pdf" xlink:type="simple">if_027_1</text:a>, <text:a xlink:href="https://paulinoposada.github.io/web_fred/web_fred_2425/inventari_fred/if_027_2.pdf" xlink:type="simple">if_027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Detectors electrònics de fuite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28.pdf" xlink:type="simple">if_028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Manòmentres 17 ba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paulinoposada.github.io/web_fred/web_fred_2425/inventari_fred/if_029.pdf" xlink:type="simple">if_029</text:a>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rmari 1</text:p>
          </table:table-cell>
          <table:table-cell table:style-name="ce2" office:value-type="date" office:date-value="2024-03-01" calcext:value-type="date">
            <text:p>1-3</text:p>
          </table:table-cell>
          <table:table-cell table:style-name="ce1" office:value-type="string" calcext:value-type="string">
            <text:p>Expandidor de pinc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6.pdf" xlink:type="simple">If_04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Joc abocardador, tallatub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30.pdf" xlink:type="simple">if_030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Expandidor Uponor (falta cabezal para tubo de (5/8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1_1.pdf" xlink:type="simple">if_031_1</text:a>, <text:a xlink:href="https://paulinoposada.github.io/web_fred/web_fred_2425/inventari_fred/if_031_2.pdf" xlink:type="simple">if_31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Curvadora tubs 1/2"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2.pdf" xlink:type="simple">if_03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Curvadora tubs 7 mide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3.pdf" xlink:type="simple">if_033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4-01" calcext:value-type="date">
            <text:p>1-4</text:p>
          </table:table-cell>
          <table:table-cell table:style-name="ce1" office:value-type="string" calcext:value-type="string">
            <text:p>Abocardador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paulinoposada.github.io/web_fred/web_fred_2425/inventari_fred/if_034.pdf" xlink:type="simple">if_034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Balança refrigera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5_1.pdf" xlink:type="simple">if_035_1</text:a>, <text:a xlink:href="https://paulinoposada.github.io/web_fred/web_fred_2425/inventari_fred/if_035_2.pdf" xlink:type="simple">if_035_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Bomba bu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6.pdf" xlink:type="simple">if_036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Equip recuperació Super Ego SEGO RECV R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37.pdf" xlink:type="simple">if_037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ari 1</text:p>
          </table:table-cell>
          <table:table-cell table:style-name="ce2" office:value-type="date" office:date-value="2024-05-01" calcext:value-type="date">
            <text:p>1-5</text:p>
          </table:table-cell>
          <table:table-cell table:style-name="ce1" office:value-type="string" calcext:value-type="string">
            <text:p>Maleta herraminetas con puente manómetro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paulinoposada.github.io/web_fred/web_fred_2425/inventari_fred/if_045.pdf" xlink:type="simple">if_045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1-01" calcext:value-type="date">
            <text:p>1-1</text:p>
          </table:table-cell>
          <table:table-cell table:style-name="ce1" office:value-type="string" calcext:value-type="string">
            <text:p>Tub Cu rotllo 5/8" mts.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<text:a xlink:href="https://paulinoposada.github.io/web_fred/web_fred_2425/inventari_fred/if_038.pdf" xlink:type="simple">if_038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anonada Terrain 16 mm i casquillos mts.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<text:a xlink:href="https://paulinoposada.github.io/web_fred/web_fred_2425/inventari_fred/if_039.pdf" xlink:type="simple">if_039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Compressor hermètic SECOP, FR11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0.pdf" xlink:type="simple">if_040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Separador líquid /ga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1.pdf" xlink:type="simple">if_041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Grup compressor/ condensador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f<text:a xlink:href="https://paulinoposada.github.io/web_fred/web_fred_2425/inventari_fred/if_042.pdf" xlink:type="simple">_042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Bufadors Rothenberg , funcionament amb cartux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a xlink:href="https://paulinoposada.github.io/web_fred/web_fred_2425/inventari_fred/if_043.pdf" xlink:type="simple">if_043</text:a>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2-01" calcext:value-type="date">
            <text:p>1-2</text:p>
          </table:table-cell>
          <table:table-cell table:style-name="ce1" office:value-type="string" calcext:value-type="string">
            <text:p>Bufador propilè Well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a xlink:href="https://paulinoposada.github.io/web_fred/web_fred_2425/inventari_fred/if_044.pdf" xlink:type="simple">if_044</text:a>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style-name="ce2" office:value-type="date" office:date-value="2024-03-01" calcext:value-type="date">
            <text:p>1-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red Prestatgeria 1</text:p>
          </table:table-cell>
          <table:table-cell table:number-columns-repeated="1023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-25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number-columns-repeated="1019" table:default-cell-style-name="Default"/>
        <table:table-row table:style-name="ro1">
          <table:table-cell office:value-type="string" calcext:value-type="string">
            <text:p>Llloc</text:p>
          </table:table-cell>
          <table:table-cell table:style-name="ce1" office:value-type="string" calcext:value-type="string">
            <text:p>Prestatge</text:p>
          </table:table-cell>
          <table:table-cell office:value-type="string" calcext:value-type="string">
            <text:p>Descripció</text:p>
          </table:table-cell>
          <table:table-cell office:value-type="string" calcext:value-type="string">
            <text:p>Ut.</text:p>
          </table:table-cell>
          <table:table-cell office:value-type="string" calcext:value-type="string">
            <text:p>Imatg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Encenedors (mecheros)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Boli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Llapisos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Vàlvulas obús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Obusos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Tapes vàlvules obús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Eina per treure obus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07.pdf" xlink:type="simple">if_007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Varetes soldadura forta 500 g, 0,2 mm, L-Ag5P, paquetes</text:p>
          </table:table-cell>
          <table:table-cell office:value-type="float" office:value="0.5" calcext:value-type="float">
            <text:p>0,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Manguitos Cu1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Llaves candado Lince taquillas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Hojas sierra arco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Peu de rei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Paper borrador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Carraca f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16.pdf" xlink:type="simple">if_016</text:a></text:p>
          </table:table-cell>
          <table:table-cell table:number-columns-repeated="1019"/>
        </table:table-row>
        <table:table-row table:style-name="ro5">
          <table:table-cell table:style-name="ce3" office:value-type="string" calcext:value-type="string">
            <text:p>Armari 1</text:p>
          </table:table-cell>
          <table:table-cell table:style-name="ce5" office:value-type="date" office:date-value="2024-02-01" calcext:value-type="date">
            <text:p>1-2</text:p>
          </table:table-cell>
          <table:table-cell table:style-name="ce7" office:value-type="string" calcext:value-type="string">
            <text:p>Reducció H 20 mm M 11 mm - Acoplamiento de latón de 1/2" H GAS x 1/4" M SAE c/junta - https://www.pecomark.com/es/c/p/2222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style-name="ce8"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Reducció H 17 mm M 11 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Enlace H 19 mm a manguera 14 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Enlace H 5/16” a M 1/4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Enllaç amb vàlvula H 1/4” a M 1/4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T M-M-H 1/4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17.pdf" xlink:type="simple">if_017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Cinta carrocero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Pilas 9 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24.pdf" xlink:type="simple">if_024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Joc broques metall 1 a 10 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25.pdf" xlink:type="simple">if_025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Políme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26.pdf" xlink:type="simple">if_026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3-01" calcext:value-type="date">
            <text:p>1-3</text:p>
          </table:table-cell>
          <table:table-cell office:value-type="string" calcext:value-type="string">
            <text:p>Equip recuperació Super Ego SEGO RECV R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27_1.pdf" xlink:type="simple">if_027_1</text:a>, <text:a xlink:href="https://paulinoposada.github.io/web_fred/web_fred_2425/inventari_fred/if_027_2.pdf" xlink:type="simple">if_027_2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3-01" calcext:value-type="date">
            <text:p>1-3</text:p>
          </table:table-cell>
          <table:table-cell office:value-type="string" calcext:value-type="string">
            <text:p>Manòmentres 17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29.pdf" xlink:type="simple">if_029</text:a>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Armari 1</text:p>
          </table:table-cell>
          <table:table-cell table:style-name="ce6" office:value-type="date" office:date-value="2024-03-01" calcext:value-type="date">
            <text:p>1-3</text:p>
          </table:table-cell>
          <table:table-cell table:style-name="ce4" office:value-type="string" calcext:value-type="string">
            <text:p>Manòmentres 34 b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paulinoposada.github.io/web_fred/web_fred_2425/inventari_fred/if_029.pdf" xlink:type="simple">if_029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3-01" calcext:value-type="date">
            <text:p>1-3</text:p>
          </table:table-cell>
          <table:table-cell office:value-type="string" calcext:value-type="string">
            <text:p>Expandidor de pi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46.pdf" xlink:type="simple">If_046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4-01" calcext:value-type="date">
            <text:p>1-4</text:p>
          </table:table-cell>
          <table:table-cell office:value-type="string" calcext:value-type="string">
            <text:p>Joc abocardador, tallatu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30.pdf" xlink:type="simple">if_030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4-01" calcext:value-type="date">
            <text:p>1-4</text:p>
          </table:table-cell>
          <table:table-cell office:value-type="string" calcext:value-type="string">
            <text:p>Expandidor Uponor (falta cabezal para tubo de (5/8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1_1.pdf" xlink:type="simple">if_031_1</text:a>, <text:a xlink:href="https://paulinoposada.github.io/web_fred/web_fred_2425/inventari_fred/if_031_2.pdf" xlink:type="simple">if_31_2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4-01" calcext:value-type="date">
            <text:p>1-4</text:p>
          </table:table-cell>
          <table:table-cell office:value-type="string" calcext:value-type="string">
            <text:p>Curvadora tubs 1/2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2.pdf" xlink:type="simple">if_032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4-01" calcext:value-type="date">
            <text:p>1-4</text:p>
          </table:table-cell>
          <table:table-cell office:value-type="string" calcext:value-type="string">
            <text:p>Curvadora tubs 7 mi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3.pdf" xlink:type="simple">if_033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4-01" calcext:value-type="date">
            <text:p>1-4</text:p>
          </table:table-cell>
          <table:table-cell office:value-type="string" calcext:value-type="string">
            <text:p>Abocardado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aulinoposada.github.io/web_fred/web_fred_2425/inventari_fred/if_034.pdf" xlink:type="simple">if_034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5-01" calcext:value-type="date">
            <text:p>1-5</text:p>
          </table:table-cell>
          <table:table-cell office:value-type="string" calcext:value-type="string">
            <text:p>Balança refrige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5_1.pdf" xlink:type="simple">if_035_1</text:a>, <text:a xlink:href="https://paulinoposada.github.io/web_fred/web_fred_2425/inventari_fred/if_035_2.pdf" xlink:type="simple">if_035_2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5-01" calcext:value-type="date">
            <text:p>1-5</text:p>
          </table:table-cell>
          <table:table-cell office:value-type="string" calcext:value-type="string">
            <text:p>Bomba b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6.pdf" xlink:type="simple">if_036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5-01" calcext:value-type="date">
            <text:p>1-5</text:p>
          </table:table-cell>
          <table:table-cell office:value-type="string" calcext:value-type="string">
            <text:p>Equip recuperació Super Ego SEGO RECV R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37.pdf" xlink:type="simple">if_03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rmari 1</text:p>
          </table:table-cell>
          <table:table-cell office:value-type="date" office:date-value="2024-05-01" calcext:value-type="date">
            <text:p>1-5</text:p>
          </table:table-cell>
          <table:table-cell office:value-type="string" calcext:value-type="string">
            <text:p>Maleta herraminetas con puente manómet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fred/web_fred_2425/inventari_fred/if_045.pdf" xlink:type="simple">if_045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1-01" calcext:value-type="date">
            <text:p>1-1</text:p>
          </table:table-cell>
          <table:table-cell office:value-type="string" calcext:value-type="string">
            <text:p>Tub Cu rotllo 5/8" mts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paulinoposada.github.io/web_fred/web_fred_2425/inventari_fred/if_038.pdf" xlink:type="simple">if_038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Canonada Terrain 16 mm i casquillos mts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paulinoposada.github.io/web_fred/web_fred_2425/inventari_fred/if_039.pdf" xlink:type="simple">if_039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Compressor hermètic SECOP, FR11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40.pdf" xlink:type="simple">if_040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Separador líquid /g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41.pdf" xlink:type="simple">if_041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Grup compressor/ condensad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<text:a xlink:href="https://paulinoposada.github.io/web_fred/web_fred_2425/inventari_fred/if_042.pdf" xlink:type="simple">_042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Bufadors Rothenberg , funcionament amb cartu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paulinoposada.github.io/web_fred/web_fred_2425/inventari_fred/if_043.pdf" xlink:type="simple">if_043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ed Prestatgeria 1</text:p>
          </table:table-cell>
          <table:table-cell office:value-type="date" office:date-value="2024-02-01" calcext:value-type="date">
            <text:p>1-2</text:p>
          </table:table-cell>
          <table:table-cell office:value-type="string" calcext:value-type="string">
            <text:p>Bufador propilè We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paulinoposada.github.io/web_fred/web_fred_2425/inventari_fred/if_044.pdf" xlink:type="simple">if_044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d Prestatgeria 1</text:p>
          </table:table-cell>
          <table:table-cell office:value-type="date" office:date-value="2024-03-01" calcext:value-type="date">
            <text:p>1-3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Fred Prestatgeria 1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Fred Prestatgeria 1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Fred Prestatgeria 1</text:p>
          </table:table-cell>
          <table:table-cell table:style-name="Default" table:number-columns-repeated="4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112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4">00.00.0000</text:date>, <text:time style:data-style-name="N2" text:time-value="10:03:32.796013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04T12:26:54.228851644</dc:date>
    <meta:editing-duration>PT1H54M45S</meta:editing-duration>
    <meta:editing-cycles>10</meta:editing-cycles>
    <meta:document-statistic meta:table-count="2" meta:cell-count="435" meta:object-count="0"/>
  </office:meta>
</office:document-meta>
</file>